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7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quential" table:style-name="ta1">
        <table:shapes>
          <draw:frame draw:z-index="0" draw:style-name="gr1" draw:text-style-name="P1" svg:width="453.51pt" svg:height="255.09pt" svg:x="352.63pt" svg:y="12.67pt">
            <draw:object draw:notify-on-update-of-ranges="Sequential.A3:Sequential.A11 Sequential.B2:Sequential.B2 Sequential.B3:Sequential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23pt" svg:x="344.55pt" svg:y="294.38pt">
            <draw:object draw:notify-on-update-of-ranges="Sequential.D28:Sequential.D36 Sequential.B27:Sequential.B27 Sequential.B28:Sequential.B3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Unbounded" table:style-name="ta1">
        <table:shapes>
          <draw:frame draw:z-index="0" draw:style-name="gr1" draw:text-style-name="P1" svg:width="453.51pt" svg:height="255.09pt" svg:x="352.63pt" svg:y="12.67pt">
            <draw:object draw:notify-on-update-of-ranges="Unbounded.A3:Unbounded.A11 Unbounded.B2:Unbounded.B2 Unbounded.B3:Unbounded.B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63pt" svg:height="255.23pt" svg:x="341.43pt" svg:y="320pt">
            <draw:object draw:notify-on-update-of-ranges="Unbounded.D28:Unbounded.D36 Unbounded.B27:Unbounded.B27 Unbounded.B28:Unbounded.B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Bounded" table:style-name="ta1">
        <table:shapes>
          <draw:frame draw:z-index="0" draw:style-name="gr1" draw:text-style-name="P1" svg:width="453.51pt" svg:height="255.09pt" svg:x="328.96pt" svg:y="25.63pt">
            <draw:object draw:notify-on-update-of-ranges="Bounded.A3:Bounded.A11 Bounded.A2:Bounded.A2 Bounded.B3:Bounded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63pt" svg:height="255.23pt" svg:x="341.43pt" svg:y="332.79pt">
            <draw:object draw:notify-on-update-of-ranges="Bounded.D28:Bounded.D36 Bounded.B27:Bounded.B27 Bounded.B28:Bounded.B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string" calcext:value-type="string">
            <text:p>Boundary: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</table:table-row>
      </table:table>
      <table:table table:name="threads" table:style-name="ta1">
        <table:shapes>
          <draw:frame draw:z-index="0" draw:style-name="gr1" draw:text-style-name="P1" svg:width="453.51pt" svg:height="255.09pt" svg:x="352.63pt" svg:y="12.67pt">
            <draw:object draw:notify-on-update-of-ranges="threads.A3:threads.A11 threads.B2:threads.B2 threads.B3:threads.B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3.63pt" svg:height="255.23pt" svg:x="318.81pt" svg:y="293.67pt">
            <draw:object draw:notify-on-update-of-ranges="threads.D28:threads.D36 threads.B27:threads.B27 threads.B28:threads.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office:value-type="string" calcext:value-type="string">
            <text:p>n clients</text:p>
          </table:table-cell>
          <table:table-cell office:value-type="string" calcext:value-type="string">
            <text:p>T execució</text:p>
          </table:table-cell>
          <table:table-cell office:value-type="string" calcext:value-type="string">
            <text:p>concurrència</text:p>
          </table:table-cell>
          <table:table-cell office:value-type="string" calcext:value-type="string">
            <text:p>n missatges per clie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09:39:35.431063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42:01.708368962</meta:creation-date>
    <dc:date>2018-12-11T09:57:20.369747690</dc:date>
    <meta:editing-duration>PT45M1S</meta:editing-duration>
    <meta:editing-cycles>8</meta:editing-cycles>
    <meta:generator>LibreOffice/6.0.3.2$Linux_X86_64 LibreOffice_project/00m0$Build-2</meta:generator>
    <meta:document-statistic meta:table-count="4" meta:cell-count="32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Sequential.A2:Sequential.B11" chart:data-source-has-labels="both" svg:x="0.32cm" svg:y="0.18cm" svg:width="15.36cm" svg:height="8.64cm">
          <chartooo:coordinate-region svg:x="0.756cm" svg:y="0.34cm" svg:width="14.552cm" svg:height="7.912cm"/>
          <chart:axis chart:dimension="x" chart:name="primary-x" chart:style-name="ch4" chartooo:axis-type="auto">
            <chartooo:date-scale/>
            <chart:categories table:cell-range-address="Sequential.A3:Sequential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equential.B3:Sequential.B11" chart:label-cell-address="Sequential.B2:Sequential.B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Sequential.B2:Sequential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equential.A3:Sequential.A11</svg:desc>
                </draw:g>
              </table:table-cell>
              <table:table-cell office:value-type="float" office:value="5">
                <text:p>5</text:p>
                <draw:g>
                  <svg:desc>Sequential.B3:Sequential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plot-area chart:style-name="ch2" table:cell-range-address="threads.D28:threads.D36 threads.B27:threads.B36" chart:data-source-has-labels="both" svg:x="0.1cm" svg:y="0.119cm" svg:width="15.64cm" svg:height="9.051cm">
          <chartooo:coordinate-region svg:x="0.721cm" svg:y="0.28cm" svg:width="14.739cm" svg:height="8.322cm"/>
          <chart:axis chart:dimension="x" chart:name="primary-x" chart:style-name="ch3" chartooo:axis-type="auto">
            <chartooo:date-scale/>
            <chart:title svg:x="7.135cm" svg:y="8.497cm" chart:style-name="ch4">
              <text:p>missatges</text:p>
            </chart:title>
            <chart:categories table:cell-range-address="threads.D28:threads.D36"/>
          </chart:axis>
          <chart:axis chart:dimension="y" chart:name="primary-y" chart:style-name="ch3">
            <chart:title svg:x="0cm" svg:y="5.138cm" chart:style-name="ch5">
              <text:p>Texec</text:p>
            </chart:title>
            <chart:grid chart:style-name="ch6" chart:class="major"/>
          </chart:axis>
          <chart:series chart:style-name="ch7" chart:values-cell-range-address="threads.B28:threads.B36" chart:label-cell-address="threads.B27:threads.B2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threads.B27:threads.B2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threads.D28:threads.D36</svg:desc>
                </draw:g>
              </table:table-cell>
              <table:table-cell office:value-type="float" office:value="14">
                <text:p>14</text:p>
                <draw:g>
                  <svg:desc>threads.B28:threads.B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Unbounded.A2:Unbounded.B11" chart:data-source-has-labels="both" svg:x="0.32cm" svg:y="0.18cm" svg:width="15.36cm" svg:height="8.64cm">
          <chartooo:coordinate-region svg:x="0.756cm" svg:y="0.34cm" svg:width="14.552cm" svg:height="7.912cm"/>
          <chart:axis chart:dimension="x" chart:name="primary-x" chart:style-name="ch4" chartooo:axis-type="auto">
            <chartooo:date-scale/>
            <chart:categories table:cell-range-address="Unbounded.A3:Unbounded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Unbounded.B3:Unbounded.B11" chart:label-cell-address="Unbounded.B2:Unbounded.B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Unbounded.B2:Unbounded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Unbounded.A3:Unbounded.A11</svg:desc>
                </draw:g>
              </table:table-cell>
              <table:table-cell office:value-type="float" office:value="2">
                <text:p>2</text:p>
                <draw:g>
                  <svg:desc>Unbounded.B3:Unbounded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plot-area chart:style-name="ch2" table:cell-range-address="Bounded.D28:Bounded.D36 Bounded.B27:Bounded.B36" chart:data-source-has-labels="both" svg:x="-0.086cm" svg:y="0.119cm" svg:width="15.826cm" svg:height="9.051cm">
          <chartooo:coordinate-region svg:x="0.721cm" svg:y="0.28cm" svg:width="14.739cm" svg:height="8.322cm"/>
          <chart:axis chart:dimension="x" chart:name="primary-x" chart:style-name="ch3" chartooo:axis-type="auto">
            <chartooo:date-scale/>
            <chart:title svg:x="7.042cm" svg:y="8.497cm" chart:style-name="ch4">
              <text:p>missatges</text:p>
            </chart:title>
            <chart:categories table:cell-range-address="Bounded.D28:Bounded.D36"/>
          </chart:axis>
          <chart:axis chart:dimension="y" chart:name="primary-y" chart:style-name="ch3">
            <chart:title svg:x="0cm" svg:y="5.138cm" chart:style-name="ch5">
              <text:p>Texec</text:p>
            </chart:title>
            <chart:grid chart:style-name="ch6" chart:class="major"/>
          </chart:axis>
          <chart:series chart:style-name="ch7" chart:values-cell-range-address="Bounded.B28:Bounded.B36" chart:label-cell-address="Bounded.B27:Bounded.B2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Bounded.B27:Bounded.B2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Bounded.D28:Bounded.D36</svg:desc>
                </draw:g>
              </table:table-cell>
              <table:table-cell office:value-type="float" office:value="22">
                <text:p>22</text:p>
                <draw:g>
                  <svg:desc>Bounded.B28:Bounded.B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Bounded.A2:Bounded.A11 Bounded.B3:Bounded.B11" chart:data-source-has-labels="both" svg:x="0.32cm" svg:y="0.18cm" svg:width="15.36cm" svg:height="8.64cm">
          <chartooo:coordinate-region svg:x="0.941cm" svg:y="0.34cm" svg:width="14.552cm" svg:height="7.912cm"/>
          <chart:axis chart:dimension="x" chart:name="primary-x" chart:style-name="ch4" chartooo:axis-type="auto">
            <chartooo:date-scale/>
            <chart:categories table:cell-range-address="Bounded.A3:Bounded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ounded.B3:Bounded.B11" chart:label-cell-address="Bounded.A2:Bounded.A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clients</text:p>
                <draw:g>
                  <svg:desc>Bounded.A2:Bounded.A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Bounded.A3:Bounded.A11</svg:desc>
                </draw:g>
              </table:table-cell>
              <table:table-cell office:value-type="float" office:value="4">
                <text:p>4</text:p>
                <draw:g>
                  <svg:desc>Bounded.B3:Bounded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plot-area chart:style-name="ch2" table:cell-range-address="Unbounded.D28:Unbounded.D36 Unbounded.B27:Unbounded.B36" chart:data-source-has-labels="both" svg:x="0.1cm" svg:y="0.119cm" svg:width="15.64cm" svg:height="9.051cm">
          <chartooo:coordinate-region svg:x="0.721cm" svg:y="0.28cm" svg:width="14.739cm" svg:height="8.322cm"/>
          <chart:axis chart:dimension="x" chart:name="primary-x" chart:style-name="ch3" chartooo:axis-type="auto">
            <chartooo:date-scale/>
            <chart:title svg:x="7.135cm" svg:y="8.497cm" chart:style-name="ch4">
              <text:p>missatges</text:p>
            </chart:title>
            <chart:categories table:cell-range-address="Unbounded.D28:Unbounded.D36"/>
          </chart:axis>
          <chart:axis chart:dimension="y" chart:name="primary-y" chart:style-name="ch3">
            <chart:title svg:x="0cm" svg:y="5.138cm" chart:style-name="ch5">
              <text:p>Texec</text:p>
            </chart:title>
            <chart:grid chart:style-name="ch6" chart:class="major"/>
          </chart:axis>
          <chart:series chart:style-name="ch7" chart:values-cell-range-address="Unbounded.B28:Unbounded.B36" chart:label-cell-address="Unbounded.B27:Unbounded.B2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Unbounded.B27:Unbounded.B2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Unbounded.D28:Unbounded.D36</svg:desc>
                </draw:g>
              </table:table-cell>
              <table:table-cell office:value-type="float" office:value="11">
                <text:p>11</text:p>
                <draw:g>
                  <svg:desc>Unbounded.B28:Unbounded.B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threads.A2:threads.B11" chart:data-source-has-labels="both" svg:x="0.32cm" svg:y="0.18cm" svg:width="15.36cm" svg:height="8.64cm">
          <chartooo:coordinate-region svg:x="0.941cm" svg:y="0.34cm" svg:width="14.552cm" svg:height="7.912cm"/>
          <chart:axis chart:dimension="x" chart:name="primary-x" chart:style-name="ch4" chartooo:axis-type="auto">
            <chartooo:date-scale/>
            <chart:categories table:cell-range-address="threads.A3:thread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eads.B3:threads.B11" chart:label-cell-address="threads.B2:threads.B2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threads.B2:threads.B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threads.A3:threads.A11</svg:desc>
                </draw:g>
              </table:table-cell>
              <table:table-cell office:value-type="float" office:value="8">
                <text:p>8</text:p>
                <draw:g>
                  <svg:desc>threads.B3:threads.B11</svg:desc>
                </draw:g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line" chart:style-name="ch1">
        <chart:plot-area chart:style-name="ch2" table:cell-range-address="Sequential.D28:Sequential.D36 Sequential.B27:Sequential.B36" chart:data-source-has-labels="both" svg:x="-0.086cm" svg:y="0.12cm" svg:width="15.826cm" svg:height="9.05cm">
          <chartooo:coordinate-region svg:x="0.721cm" svg:y="0.28cm" svg:width="14.739cm" svg:height="8.322cm"/>
          <chart:axis chart:dimension="x" chart:name="primary-x" chart:style-name="ch3" chartooo:axis-type="auto">
            <chartooo:date-scale/>
            <chart:title svg:x="7.042cm" svg:y="8.497cm" chart:style-name="ch4">
              <text:p>missatges</text:p>
            </chart:title>
            <chart:categories table:cell-range-address="Sequential.D28:Sequential.D36"/>
          </chart:axis>
          <chart:axis chart:dimension="y" chart:name="primary-y" chart:style-name="ch3">
            <chart:title svg:x="0cm" svg:y="5.139cm" chart:style-name="ch5">
              <text:p>Texec</text:p>
            </chart:title>
            <chart:grid chart:style-name="ch6" chart:class="major"/>
          </chart:axis>
          <chart:series chart:style-name="ch7" chart:values-cell-range-address="Sequential.B28:Sequential.B36" chart:label-cell-address="Sequential.B27:Sequential.B27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execució</text:p>
                <draw:g>
                  <svg:desc>Sequential.B27:Sequential.B27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equential.D28:Sequential.D36</svg:desc>
                </draw:g>
              </table:table-cell>
              <table:table-cell office:value-type="float" office:value="19">
                <text:p>19</text:p>
                <draw:g>
                  <svg:desc>Sequential.B28:Sequential.B36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